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17.884cm" fo:min-width="2.04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.34cm" fo:min-width="24.9cm"/>
    </style:style>
    <style:style style:name="gr3" style:family="graphic" style:parent-style-name="objectwithoutfill">
      <style:graphic-properties svg:stroke-width="0.212cm" svg:stroke-color="#ff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objectwithoutfill">
      <style:graphic-properties svg:stroke-width="0.212cm" svg:stroke-color="#00ff59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" style:family="graphic" style:parent-style-name="objectwithoutfill">
      <style:graphic-properties svg:stroke-width="0.212cm" svg:stroke-color="#0000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636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2pt"/>
    </style:style>
    <style:style style:name="P3" style:family="paragraph">
      <loext:graphic-properties draw:fill="none" draw:fill-color="#ffffff"/>
      <style:text-properties fo:font-size="22pt"/>
    </style:style>
    <style:style style:name="P4" style:family="paragraph">
      <loext:graphic-properties draw:fill="none" draw:fill-color="#ffffff"/>
    </style:style>
    <style:style style:name="P5" style:family="paragraph">
      <style:text-properties fo:color="#ff0000" fo:font-size="22pt"/>
    </style:style>
    <style:style style:name="P6" style:family="paragraph">
      <loext:graphic-properties draw:fill="none" draw:fill-color="#ffffff"/>
      <style:text-properties fo:color="#ff0000" fo:font-size="22pt"/>
    </style:style>
    <style:style style:name="P7" style:family="paragraph">
      <style:text-properties fo:color="#00ff00" fo:font-size="22pt"/>
    </style:style>
    <style:style style:name="P8" style:family="paragraph">
      <loext:graphic-properties draw:fill="none" draw:fill-color="#ffffff"/>
      <style:text-properties fo:color="#00ff00" fo:font-size="22pt"/>
    </style:style>
    <style:style style:name="P9" style:family="paragraph">
      <style:text-properties fo:color="#0000ff" fo:font-size="22pt"/>
    </style:style>
    <style:style style:name="P10" style:family="paragraph">
      <loext:graphic-properties draw:fill="none" draw:fill-color="#ffffff"/>
      <style:text-properties fo:color="#0000ff" fo:font-size="22pt"/>
    </style:style>
    <style:style style:name="P11" style:family="paragraph">
      <loext:graphic-properties draw:fill-color="#ffffff"/>
    </style:style>
    <style:style style:name="T1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2.54cm" svg:height="18.134cm" svg:x="1.245cm" svg:y="1.65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54cm" svg:height="18.134cm" svg:x="3.785cm" svg:y="1.65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54cm" svg:height="18.134cm" svg:x="6.325cm" svg:y="1.65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54cm" svg:height="18.134cm" svg:x="8.865cm" svg:y="1.65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54cm" svg:height="18.134cm" svg:x="11.405cm" svg:y="1.65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54cm" svg:height="18.134cm" svg:x="13.945cm" svg:y="1.65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54cm" svg:height="18.134cm" svg:x="16.485cm" svg:y="1.65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54cm" svg:height="18.134cm" svg:x="19.025cm" svg:y="1.65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54cm" svg:height="18.134cm" svg:x="21.565cm" svg:y="1.65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54cm" svg:height="18.134cm" svg:x="24.105cm" svg:y="1.653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1" draw:layer="layout" svg:width="25.4cm" svg:height="2.59cm" svg:x="1.245cm" svg:y="17.1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4cm" svg:height="2.59cm" svg:x="1.245cm" svg:y="14.6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4cm" svg:height="2.59cm" svg:x="1.245cm" svg:y="12.0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4cm" svg:height="2.59cm" svg:x="1.245cm" svg:y="9.4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4cm" svg:height="2.59cm" svg:x="1.245cm" svg:y="6.8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4cm" svg:height="2.59cm" svg:x="1.245cm" svg:y="4.2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4cm" svg:height="2.59cm" svg:x="1.245cm" svg:y="1.65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007cm" svg:y1="18.517cm" svg:x2="18.517cm" svg:y2="2.769cm">
          <text:p/>
        </draw:line>
        <draw:line draw:style-name="gr4" draw:text-style-name="P1" draw:layer="layout" svg:x1="5.055cm" svg:y1="18.517cm" svg:x2="21.565cm" svg:y2="2.769cm">
          <text:p/>
        </draw:line>
        <draw:line draw:style-name="gr5" draw:text-style-name="P1" draw:layer="layout" svg:x1="8.357cm" svg:y1="18.517cm" svg:x2="24.867cm" svg:y2="2.769cm">
          <text:p/>
        </draw:line>
        <draw:frame draw:style-name="gr6" draw:text-style-name="P3" draw:layer="layout" svg:width="2.136cm" svg:height="1.119cm" svg:x="17.755cm" svg:y="1.653cm">
          <draw:text-box>
            <text:p text:style-name="P2">RED</text:p>
          </draw:text-box>
        </draw:frame>
        <draw:frame draw:style-name="gr6" draw:text-style-name="P3" draw:layer="layout" svg:width="2.136cm" svg:height="1.119cm" svg:x="17.755cm" svg:y="1.653cm">
          <draw:text-box>
            <text:p text:style-name="P2">RED</text:p>
          </draw:text-box>
        </draw:frame>
        <draw:frame draw:style-name="gr7" draw:text-style-name="P3" draw:layer="layout" svg:width="3.254cm" svg:height="1.119cm" svg:x="20.487cm" svg:y="1.653cm">
          <draw:text-box>
            <text:p text:style-name="P2">GREEN</text:p>
          </draw:text-box>
        </draw:frame>
        <draw:frame draw:style-name="gr8" draw:text-style-name="P3" draw:layer="layout" svg:width="2.526cm" svg:height="1.119cm" svg:x="23.851cm" svg:y="1.653cm">
          <draw:text-box>
            <text:p text:style-name="P2">BLUE</text:p>
          </draw:text-box>
        </draw:frame>
        <draw:frame draw:style-name="gr9" draw:text-style-name="P4" draw:layer="layout" svg:width="0.853cm" svg:height="0.962cm" svg:x="1.296cm" svg:y="19.637cm">
          <draw:text-box>
            <text:p>0</text:p>
          </draw:text-box>
        </draw:frame>
        <draw:frame draw:style-name="gr10" draw:text-style-name="P4" draw:layer="layout" svg:width="1.27cm" svg:height="1.673cm" svg:x="25.883cm" svg:y="19.637cm">
          <draw:text-box>
            <text:p>10</text:p>
          </draw:text-box>
        </draw:frame>
        <draw:frame draw:style-name="gr9" draw:text-style-name="P4" draw:layer="layout" svg:width="0.853cm" svg:height="0.962cm" svg:x="0.646cm" svg:y="19.079cm">
          <draw:text-box>
            <text:p>0</text:p>
          </draw:text-box>
        </draw:frame>
        <draw:frame draw:style-name="gr9" draw:text-style-name="P4" draw:layer="layout" svg:width="0.853cm" svg:height="0.962cm" svg:x="0.646cm" svg:y="1.045cm">
          <draw:text-box>
            <text:p>7</text:p>
          </draw:text-box>
        </draw:frame>
        <draw:frame draw:style-name="gr11" draw:text-style-name="P6" draw:layer="layout" svg:width="2.136cm" svg:height="1.119cm" svg:x="1.385cm" svg:y="18.537cm">
          <draw:text-box>
            <text:p text:style-name="P5"><text:span text:style-name="T1">RED</text:span></text:p>
          </draw:text-box>
        </draw:frame>
        <draw:frame draw:style-name="gr7" draw:text-style-name="P8" draw:layer="layout" svg:width="3.254cm" svg:height="1.119cm" svg:x="4.028cm" svg:y="18.571cm">
          <draw:text-box>
            <text:p text:style-name="P7">GREEN</text:p>
          </draw:text-box>
        </draw:frame>
        <draw:frame draw:style-name="gr8" draw:text-style-name="P10" draw:layer="layout" svg:width="2.526cm" svg:height="1.119cm" svg:x="7.392cm" svg:y="18.571cm">
          <draw:text-box>
            <text:p text:style-name="P9">BLUE</text:p>
          </draw:text-box>
        </draw:fram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97cm" fo:margin-bottom="0cm" fo:text-indent="0cm"/>
      <style:text-properties fo:font-size="34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73cm" fo:margin-bottom="0cm" fo:text-indent="0cm"/>
      <style:text-properties fo:font-size="29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8cm" fo:margin-bottom="0cm" fo:text-indent="0cm"/>
      <style:text-properties fo:font-size="2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4.799999237060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3.361cm" svg:height="3.273cm" svg:x="2.288cm" svg:y="1.772cm" presentation:class="title" presentation:placeholder="true">
        <draw:text-box/>
      </draw:frame>
      <draw:frame presentation:style-name="Default-outline1" draw:layer="backgroundobjects" svg:width="23.361cm" svg:height="11.371cm" svg:x="2.288cm" svg:y="5.578cm" presentation:class="outline" presentation:placeholder="true">
        <draw:text-box/>
      </draw:frame>
      <draw:frame presentation:style-name="Mpr1" draw:text-style-name="MP2" draw:layer="backgroundobjects" svg:width="6.047cm" svg:height="1.351cm" svg:x="2.288cm" svg:y="18.85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228cm" svg:height="1.351cm" svg:x="9.868cm" svg:y="18.85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047cm" svg:height="1.351cm" svg:x="19.602cm" svg:y="18.85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0T09:10:21.608355337</meta:creation-date>
    <dc:date>2019-04-20T09:32:13.505447327</dc:date>
    <meta:editing-duration>PT13M43S</meta:editing-duration>
    <meta:editing-cycles>2</meta:editing-cycles>
    <meta:generator>LibreOffice/6.0.7.3$Linux_X86_64 LibreOffice_project/00m0$Build-3</meta:generator>
    <meta:document-statistic meta:object-count="55"/>
  </office:meta>
</office:document-meta>
</file>